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T3" style:parent-style-name="DefaultParagraphFont" style:family="text">
      <style:text-properties style:text-underline-type="single" style:text-underline-style="solid" style:text-underline-width="auto" style:text-underline-mode="continuous"/>
    </style:style>
  </office:automatic-styles>
  <office:body>
    <office:text text:use-soft-page-breaks="true">
      <text:p text:style-name="P1">To start off and ensure my chosen data structures is ideal for tackling the Telephone Banking<text:s/>sub-tasks<text:s/>whilst<text:s/>optimising our time complexity<text:s/>(reduce our time<text:s/>computation for each data structure and algorithm). I had to understand what type of data<text:s/>and computation<text:s/>I am<text:s/>working with, so that a suitable data structure can be chosen effectively to handle and contain our data.<text:s/></text:p>
      <text:p text:style-name="Normal">With the requirements of<text:s/>loading<text:s/>data from a file which contains a pair value for each 10,000 accounts (<text:span text:style-name="T2">account ID</text:span><text:s/>- String and<text:s/><text:span text:style-name="T3">Balance</text:span><text:s/>-<text:s/>Double), It is<text:s/>important that each pair value<text:s/>corresponds to<text:s/>the correct account.<text:s/>I chose a hash map, mainly for its ability to hold hash pair values<text:s/>whilst having<text:s/>a<text:s/>constant<text:s/>insertion and retrieval time<text:s/>–<text:s/>O (1).</text:p>
      <text:p text:style-name="Normal">Similarly, when creating a queue for the customers, a doubly linked list<text:s/>was chosen because it can contain the account objects that is created in the hash<text:s/>map and<text:s/>allows the traversal of both directions which will be useful when managing each customer`s task<text:s/>in their account instead of reiterating for every task. Also, since we are creating a queue, it is important the order of our structure is first in first out like a queue, meaning we will only need to use insertion and deletion in our DLL structure as the updating/retrieving<text:s/>of the account<text:s/>will be done in our hash table; this gives us a<text:s/>constant time complexity for insertion and deletion – O<text:s/>(1).</text:p>
      <text:p text:style-name="Normal"><text:s/>Furthermore, with the suitable data structure<text:s/>maximised<text:s/>for efficiency, our<text:s/>algorithm<text:s/>for each<text:s/>task in the banking system can be implemented and discussed. As previously mentioned, when pushing or popping a customer from our queue structure,<text:s/>we are using an insertion method for pushing in the queue and a deletion method for popping, and to update the account, the hash table`s<text:s/>search<text:s/>method will be used; as a<text:s/>result,<text:s/>this gives<text:s/>the<text:s/>algorithms,<text:s/>an<text:s/>overall time complexity of O (1).</text:p>
      <text:p text:style-name="Normal">Moreover, my decision of using a hash map as the main container over other data structures<text:s/>is because of its constant time complexity<text:s/>for insertion and deletion<text:s/>and ability to store key value pairs without the size affecting it. Worst case scenario<text:s/>when<text:s/>the data<text:s/>grows, there will be a collision in the hashing of new data, and the issue can be easily resolved by storing the hash code in a doubly linked list, since each key pair value is unique, however this will result in our DLL searching algorithm to have a<text:s/>linear<text:s/>time complexity of O (n)<text:s/>to accommodate<text:s/>for<text:s/>more space. This is a more effective solution for holding more data,<text:s/>compared to changing<text:s/>our hash table to a different<text:s/>data structure, as<text:s/>it will have<text:s/>a<text:s/>direct time complexity consequence on insertion, deletion and most importantly search (creation of our customer queue and<text:s/>searching<text:s/>of data)<text:s/>which can be<text:s/>far worse like O (n3) or O (LogN)<text:s/>with the accumulation of data.</text:p>
      <text:p text:style-name="Normal">Likewise,<text:s/>I used a doubly linked list over a single linked list because of its ability to traverse both directions, since we are working with accounts, it is favourable for our searching to be able to traverse backwards instead of reiterating over again in one direction to find the account<text:s/>when a task is requested. If this were not the case, I would have implemented my customer queue class using a single linked list as it is more optimised in terms of less memory usage for storage and less complex<text:s/>to implement whilst also having a fast insertion/deletion since<text:s/>we are<text:s/>only working with the next nod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oniega, Howen (Student)</meta:initial-creator>
    <dc:creator>Soniega, Howen (Student)</dc:creator>
    <meta:creation-date>2021-07-05T20:37:00Z</meta:creation-date>
    <dc:date>2021-07-06T15:05:00Z</dc:date>
    <meta:template xlink:href="Normal" xlink:type="simple"/>
    <meta:editing-cycles>34</meta:editing-cycles>
    <meta:editing-duration>PT66480S</meta:editing-duration>
    <meta:document-statistic meta:page-count="1" meta:paragraph-count="6" meta:word-count="510" meta:character-count="3411" meta:row-count="24" meta:non-whitespace-character-count="2907"/>
  </office:meta>
</office:document-meta>
</file>